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4.81cm"/>
    </style:style>
    <style:style style:name="co7" style:family="table-column">
      <style:table-column-properties fo:break-before="auto" style:column-width="0.358cm"/>
    </style:style>
    <style:style style:name="co8" style:family="table-column">
      <style:table-column-properties fo:break-before="auto" style:column-width="0.5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9.178cm"/>
    </style:style>
    <style:style style:name="co11" style:family="table-column">
      <style:table-column-properties fo:break-before="auto" style:column-width="1.686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524cm"/>
    </style:style>
    <style:style style:name="co14" style:family="table-column">
      <style:table-column-properties fo:break-before="auto" style:column-width="0.855cm"/>
    </style:style>
    <style:style style:name="co15" style:family="table-column">
      <style:table-column-properties fo:break-before="auto" style:column-width="8.735cm"/>
    </style:style>
    <style:style style:name="co16" style:family="table-column">
      <style:table-column-properties fo:break-before="auto" style:column-width="1.438cm"/>
    </style:style>
    <style:style style:name="co17" style:family="table-column">
      <style:table-column-properties fo:break-before="auto" style:column-width="17.637cm"/>
    </style:style>
    <style:style style:name="co18" style:family="table-column">
      <style:table-column-properties fo:break-before="auto" style:column-width="5.198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9" style:family="table-cell" style:parent-style-name="Default" style:data-style-name="N2">
      <style:table-cell-properties style:glyph-orientation-vertical="0" fo:background-color="#ffff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8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0.74pt solid #c0c0c0" fo:background-color="#ffffff" style:diagonal-bl-tr="none" style:diagonal-tl-br="none" style:text-align-source="value-type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1" style:family="table-cell" style:parent-style-name="Default" style:data-style-name="N2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ackground-color="#ccffcc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8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1" style:family="table-cell" style:parent-style-name="Default" style:data-style-name="N2">
      <style:table-cell-properties style:glyph-orientation-vertical="0" fo:background-color="#ffcc99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6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48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1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value-type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order-bottom="0.74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53" style:family="table-cell" style:parent-style-name="Default" style:data-style-name="N2">
      <style:table-cell-properties style:glyph-orientation-vertical="0" fo:border-bottom="1.76pt solid #000000" fo:background-color="#ffcc99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9" style:family="table-cell" style:parent-style-name="Default" style:data-style-name="N37">
      <style:table-cell-properties fo:background-color="#e8f2a1" fo:border="0.74pt solid #000000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e8f2a1" fo:border="0.74pt solid #000000"/>
      <style:text-properties style:font-name="Arial" fo:font-weight="normal" style:font-weight-asian="normal" style:font-weight-complex="normal"/>
    </style:style>
    <style:style style:name="ce128" style:family="table-cell" style:parent-style-name="Default">
      <style:table-cell-properties fo:background-color="#e8f2a1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8f2a1" fo:border="2.35pt double #000000" style:border-line-width="0.026cm 0.004cm 0.053cm"/>
      <style:text-properties style:font-name="Arial" fo:font-weight="normal" style:font-weight-asian="normal" style:font-weight-complex="normal"/>
    </style:style>
    <style:style style:name="ce1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8f2a1" fo:border="0.74pt solid #000000"/>
    </style:style>
    <style:style style:name="ce105" style:family="table-cell" style:parent-style-name="Default">
      <style:table-cell-properties fo:background-color="#e8f2a1" fo:border="0.74pt solid #000000"/>
      <style:text-properties fo:color="#ff3838" style:font-name="Arial" fo:font-weight="normal" style:font-weight-asian="normal" style:font-weight-complex="normal"/>
    </style:style>
    <style:style style:name="ce113" style:family="table-cell" style:parent-style-name="Default" style:data-style-name="N37">
      <style:table-cell-properties fo:background-color="#ffffd7" fo:border="0.74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d7" fo:border="0.74pt solid #000000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d7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border="0.74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d7" fo:border="0.74pt solid #000000"/>
    </style:style>
    <style:style style:name="ce117" style:family="table-cell" style:parent-style-name="Default" style:data-style-name="N37">
      <style:table-cell-properties fo:background-color="#ffe994" fo:border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e994" fo:border="0.74pt solid #000000"/>
      <style:text-properties style:font-name="Arial" fo:font-weight="normal" style:font-weight-asian="normal" style:font-weight-complex="normal"/>
    </style:style>
    <style:style style:name="ce138" style:family="table-cell" style:parent-style-name="Default">
      <style:table-cell-properties fo:background-color="#ffe994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e994" fo:border="0.74pt solid #000000"/>
    </style:style>
    <style:style style:name="ce121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ddddd" fo:border="2.35pt double #2a6099" style:border-line-width="0.026cm 0.004cm 0.053cm"/>
      <style:text-properties style:font-name="Arial" fo:font-weight="normal" style:font-weight-asian="normal" style:font-weight-complex="normal"/>
    </style:style>
    <style:style style:name="ce124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dddddd" fo:border="0.74pt solid #000000"/>
    </style:style>
    <style:style style:name="ce123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66ff00"/>
    </style:style>
    <style:style style:name="ce168" style:family="table-cell" style:parent-style-name="Default">
      <style:table-cell-properties fo:background-color="#ffff00"/>
    </style:style>
    <style:style style:name="ce169" style:family="table-cell" style:parent-style-name="Default">
      <style:table-cell-properties fo:background-color="#ffcc00"/>
    </style:style>
    <style:style style:name="ce184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85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86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87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88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8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90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 style:data-style-name="N11">
      <style:text-properties fo:font-size="8pt" style:font-size-asian="8pt" style:font-size-complex="8pt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2"/>
        <table:table-column table:style-name="co2" table:default-cell-style-name="ce24"/>
        <table:table-column table:style-name="co2" table:number-columns-repeated="2" table:default-cell-style-name="ce31"/>
        <table:table-column table:style-name="co2" table:default-cell-style-name="ce24"/>
        <table:table-column table:style-name="co2" table:default-cell-style-name="ce41"/>
        <table:table-column table:style-name="co2" table:default-cell-style-name="ce48"/>
        <table:table-column table:style-name="co3" table:number-columns-repeated="7" table:default-cell-style-name="ce127"/>
        <table:table-column table:style-name="co3" table:default-cell-style-name="ce114"/>
        <table:table-column table:style-name="co3" table:number-columns-repeated="4" table:default-cell-style-name="ce137"/>
        <table:table-column table:style-name="co3" table:number-columns-repeated="9" table:default-cell-style-name="ce142"/>
        <table:table-column table:style-name="co3" table:number-columns-repeated="3" table:default-cell-style-name="ce122"/>
        <table:table-row table:style-name="ro1">
          <table:table-cell table:style-name="ce1" office:value-type="string" calcext:value-type="string" table:number-columns-spanned="9" table:number-rows-spanned="1">
            <text:p>Budget Vorlage</text:p>
          </table:table-cell>
          <table:covered-table-cell table:number-columns-repeated="7" table:style-name="ce10"/>
          <table:covered-table-cell table:style-name="ce47"/>
          <table:table-cell table:style-name="ce109" office:value-type="date" office:date-value="2022-01-01" calcext:value-type="date">
            <text:p>01.01.22</text:p>
          </table:table-cell>
          <table:table-cell table:style-name="ce109" office:value-type="date" office:date-value="2022-02-01" calcext:value-type="date">
            <text:p>01.02.22</text:p>
          </table:table-cell>
          <table:table-cell table:style-name="ce109" office:value-type="date" office:date-value="2022-03-01" calcext:value-type="date">
            <text:p>01.03.22</text:p>
          </table:table-cell>
          <table:table-cell table:style-name="ce109" office:value-type="date" office:date-value="2022-04-01" calcext:value-type="date">
            <text:p>01.04.22</text:p>
          </table:table-cell>
          <table:table-cell table:style-name="ce109" office:value-type="date" office:date-value="2022-05-01" calcext:value-type="date">
            <text:p>01.05.22</text:p>
          </table:table-cell>
          <table:table-cell table:style-name="ce109" office:value-type="date" office:date-value="2022-06-01" calcext:value-type="date">
            <text:p>01.06.22</text:p>
          </table:table-cell>
          <table:table-cell table:style-name="ce109" office:value-type="date" office:date-value="2022-07-01" calcext:value-type="date">
            <text:p>01.07.22</text:p>
          </table:table-cell>
          <table:table-cell table:style-name="ce113" office:value-type="date" office:date-value="2022-08-01" calcext:value-type="date">
            <text:p>01.08.22</text:p>
          </table:table-cell>
          <table:table-cell table:style-name="ce117" office:value-type="date" office:date-value="2022-09-01" calcext:value-type="date">
            <text:p>01.09.22</text:p>
          </table:table-cell>
          <table:table-cell table:style-name="ce117" office:value-type="date" office:date-value="2022-10-01" calcext:value-type="date">
            <text:p>01.10.22</text:p>
          </table:table-cell>
          <table:table-cell table:style-name="ce117" office:value-type="date" office:date-value="2022-11-01" calcext:value-type="date">
            <text:p>01.11.22</text:p>
          </table:table-cell>
          <table:table-cell table:style-name="ce117" office:value-type="date" office:date-value="2022-12-01" calcext:value-type="date">
            <text:p>01.12.22</text:p>
          </table:table-cell>
          <table:table-cell table:style-name="ce121" office:value-type="date" office:date-value="2023-01-01" calcext:value-type="date">
            <text:p>01.01.23</text:p>
          </table:table-cell>
          <table:table-cell table:style-name="ce121" office:value-type="date" office:date-value="2023-02-01" calcext:value-type="date">
            <text:p>01.02.23</text:p>
          </table:table-cell>
          <table:table-cell table:style-name="ce121" office:value-type="date" office:date-value="2023-03-01" calcext:value-type="date">
            <text:p>01.03.23</text:p>
          </table:table-cell>
          <table:table-cell table:style-name="ce121" office:value-type="date" office:date-value="2023-04-01" calcext:value-type="date">
            <text:p>01.04.23</text:p>
          </table:table-cell>
          <table:table-cell table:style-name="ce121" office:value-type="date" office:date-value="2023-05-01" calcext:value-type="date">
            <text:p>01.05.23</text:p>
          </table:table-cell>
          <table:table-cell table:style-name="ce121" office:value-type="date" office:date-value="2023-06-01" calcext:value-type="date">
            <text:p>01.06.23</text:p>
          </table:table-cell>
          <table:table-cell table:style-name="ce121" office:value-type="date" office:date-value="2023-07-01" calcext:value-type="date">
            <text:p>01.07.23</text:p>
          </table:table-cell>
          <table:table-cell table:style-name="ce121" office:value-type="date" office:date-value="2023-08-01" calcext:value-type="date">
            <text:p>01.08.23</text:p>
          </table:table-cell>
          <table:table-cell table:style-name="ce121" office:value-type="date" office:date-value="2023-09-01" calcext:value-type="date">
            <text:p>01.09.23</text:p>
          </table:table-cell>
          <table:table-cell table:style-name="ce121" office:value-type="date" office:date-value="2023-10-01" calcext:value-type="date">
            <text:p>01.10.23</text:p>
          </table:table-cell>
          <table:table-cell table:style-name="ce121" office:value-type="date" office:date-value="2023-11-01" calcext:value-type="date">
            <text:p>01.11.23</text:p>
          </table:table-cell>
          <table:table-cell table:style-name="ce121" office:value-type="date" office:date-value="2023-12-01" calcext:value-type="date">
            <text:p>01.12.23</text:p>
          </table:table-cell>
        </table:table-row>
        <table:table-row table:style-name="ro2">
          <table:table-cell table:style-name="ce2" office:value-type="string" calcext:value-type="string">
            <text:p>Posten</text:p>
          </table:table-cell>
          <table:table-cell table:style-name="ce57" office:value-type="string" calcext:value-type="string" table:number-columns-spanned="2" table:number-rows-spanned="1">
            <text:p>Budget</text:p>
          </table:table-cell>
          <table:covered-table-cell table:style-name="ce57"/>
          <table:table-cell table:style-name="ce22"/>
          <table:table-cell table:style-name="ce78" office:value-type="string" calcext:value-type="string" table:number-columns-spanned="2" table:number-rows-spanned="1">
            <text:p>Effektiv</text:p>
          </table:table-cell>
          <table:covered-table-cell table:style-name="ce78"/>
          <table:table-cell table:style-name="ce22"/>
          <table:table-cell table:style-name="ce87" office:value-type="string" calcext:value-type="string" table:number-columns-spanned="2" table:number-rows-spanned="1">
            <text:p>Studienfall</text:p>
          </table:table-cell>
          <table:covered-table-cell table:style-name="ce87"/>
          <table:table-cell table:number-columns-repeated="5"/>
          <table:table-cell office:value-type="float" office:value="-100" calcext:value-type="float">
            <text:p>-100</text:p>
          </table:table-cell>
          <table:table-cell table:number-columns-repeated="11"/>
          <table:table-cell office:value-type="float" office:value="-100" calcext:value-type="float">
            <text:p>-100</text:p>
          </table:table-cell>
          <table:table-cell table:number-columns-repeated="6"/>
        </table:table-row>
        <table:table-row table:style-name="ro2">
          <table:table-cell table:style-name="ce2"/>
          <table:table-cell table:style-name="ce57" office:value-type="string" calcext:value-type="string">
            <text:p>soll</text:p>
          </table:table-cell>
          <table:table-cell table:style-name="ce57" office:value-type="string" calcext:value-type="string">
            <text:p>haben</text:p>
          </table:table-cell>
          <table:table-cell table:style-name="ce23"/>
          <table:table-cell table:style-name="ce78" office:value-type="string" calcext:value-type="string">
            <text:p>soll</text:p>
          </table:table-cell>
          <table:table-cell table:style-name="ce78" office:value-type="string" calcext:value-type="string">
            <text:p>haben</text:p>
          </table:table-cell>
          <table:table-cell table:style-name="ce23"/>
          <table:table-cell table:style-name="ce40" office:value-type="string" calcext:value-type="string">
            <text:p>soll</text:p>
          </table:table-cell>
          <table:table-cell table:style-name="ce87" office:value-type="string" calcext:value-type="string">
            <text:p>hab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Abfallsäcke</text:p>
          </table:table-cell>
          <table:table-cell office:value-type="float" office:value="10" calcext:value-type="float">
            <text:p>10.00</text:p>
          </table:table-cell>
          <table:table-cell table:number-columns-repeated="2"/>
          <table:table-cell table:formula="of:=[.B4]" office:value-type="float" office:value="10" calcext:value-type="float">
            <text:p>10.00</text:p>
          </table:table-cell>
          <table:table-cell table:formula="of:=[.C4]" office:value-type="float" office:value="0" calcext:value-type="float">
            <text:p>0.00</text:p>
          </table:table-cell>
          <table:table-cell/>
          <table:table-cell table:formula="of:=[.E4]" office:value-type="float" office:value="10" calcext:value-type="float">
            <text:p>10.00</text:p>
          </table:table-cell>
          <table:table-cell table:formula="of:=[.F4]" office:value-type="float" office:value="0" calcext:value-type="float">
            <text:p>0.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54" office:value-type="string" calcext:value-type="string">
            <text:p>Bankschliessfach</text:p>
          </table:table-cell>
          <table:table-cell table:formula="of:=161.55/12" office:value-type="float" office:value="13.4625" calcext:value-type="float">
            <text:p>13.46</text:p>
          </table:table-cell>
          <table:table-cell table:number-columns-repeated="3"/>
          <table:table-cell table:formula="of:=[.C5]" office:value-type="float" office:value="0" calcext:value-type="float">
            <text:p>0.00</text:p>
          </table:table-cell>
          <table:table-cell/>
          <table:table-cell table:formula="of:=[.E5]" office:value-type="float" office:value="0" calcext:value-type="float">
            <text:p>0.00</text:p>
          </table:table-cell>
          <table:table-cell table:style-name="ce41" table:formula="of:=[.F5]" office:value-type="float" office:value="0" calcext:value-type="float">
            <text:p>0.00</text:p>
          </table:table-cell>
          <table:table-cell table:number-columns-repeated="10"/>
          <table:table-cell table:style-name="ce138" office:value-type="float" office:value="161.55" calcext:value-type="float">
            <text:p>161.55</text:p>
          </table:table-cell>
          <table:table-cell table:number-columns-repeated="11"/>
          <table:table-cell table:style-name="ce123" office:value-type="float" office:value="161.55" calcext:value-type="float">
            <text:p>161.55</text:p>
          </table:table-cell>
          <table:table-cell/>
        </table:table-row>
        <table:table-row table:style-name="ro2">
          <table:table-cell office:value-type="string" calcext:value-type="string">
            <text:p>Besuch (Essen/Bier)</text:p>
          </table:table-cell>
          <table:table-cell office:value-type="float" office:value="25" calcext:value-type="float">
            <text:p>25.00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Billag</text:p>
          </table:table-cell>
          <table:table-cell table:formula="of:=335/12" office:value-type="float" office:value="27.9166666666667" calcext:value-type="float">
            <text:p>27.92</text:p>
          </table:table-cell>
          <table:table-cell table:number-columns-repeated="3"/>
          <table:table-cell table:formula="of:=[.C7]" office:value-type="float" office:value="0" calcext:value-type="float">
            <text:p>0.00</text:p>
          </table:table-cell>
          <table:table-cell table:number-columns-repeated="2"/>
          <table:table-cell table:formula="of:=[.F7]" office:value-type="float" office:value="0" calcext:value-type="float">
            <text:p>0.00</text:p>
          </table:table-cell>
          <table:table-cell table:formula="of:=[.B7]*12" office:value-type="float" office:value="335" calcext:value-type="float">
            <text:p>335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ücher / Lizenzen</text:p>
          </table:table-cell>
          <table:table-cell office:value-type="float" office:value="50" calcext:value-type="float">
            <text:p>50.00</text:p>
          </table:table-cell>
          <table:table-cell table:number-columns-repeated="3"/>
          <table:table-cell table:formula="of:=[.C8]" office:value-type="float" office:value="0" calcext:value-type="float">
            <text:p>0.00</text:p>
          </table:table-cell>
          <table:table-cell/>
          <table:table-cell table:formula="of:=[.E8]" office:value-type="float" office:value="0" calcext:value-type="float">
            <text:p>0.00</text:p>
          </table:table-cell>
          <table:table-cell table:formula="of:=[.F8]" office:value-type="float" office:value="0" calcext:value-type="float">
            <text:p>0.00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ablecom</text:p>
          </table:table-cell>
          <table:table-cell office:value-type="float" office:value="124.35" calcext:value-type="float">
            <text:p>124.35</text:p>
          </table:table-cell>
          <table:table-cell table:number-columns-repeated="2"/>
          <table:table-cell table:formula="of:=[.B9]" office:value-type="float" office:value="124.35" calcext:value-type="float">
            <text:p>124.35</text:p>
          </table:table-cell>
          <table:table-cell table:formula="of:=[.C9]" office:value-type="float" office:value="0" calcext:value-type="float">
            <text:p>0.00</text:p>
          </table:table-cell>
          <table:table-cell/>
          <table:table-cell table:formula="of:=[.E9]" office:value-type="float" office:value="124.35" calcext:value-type="float">
            <text:p>124.35</text:p>
          </table:table-cell>
          <table:table-cell table:formula="of:=[.F9]" office:value-type="float" office:value="0" calcext:value-type="float">
            <text:p>0.00</text:p>
          </table:table-cell>
          <table:table-cell table:number-columns-repeated="7" table:style-name="ce128" office:value-type="float" office:value="124.35" calcext:value-type="float">
            <text:p>124.35</text:p>
          </table:table-cell>
          <table:table-cell table:style-name="ce115" office:value-type="float" office:value="124.35" calcext:value-type="float">
            <text:p>124.35</text:p>
          </table:table-cell>
          <table:table-cell table:number-columns-repeated="4" table:style-name="ce138" office:value-type="float" office:value="124.35" calcext:value-type="float">
            <text:p>124.35</text:p>
          </table:table-cell>
          <table:table-cell table:number-columns-repeated="9" table:style-name="ce143" office:value-type="float" office:value="124.35" calcext:value-type="float">
            <text:p>124.35</text:p>
          </table:table-cell>
          <table:table-cell table:number-columns-repeated="3" table:style-name="ce123" office:value-type="float" office:value="124.35" calcext:value-type="float">
            <text:p>124.35</text:p>
          </table:table-cell>
        </table:table-row>
        <table:table-row table:style-name="ro2">
          <table:table-cell office:value-type="string" calcext:value-type="string">
            <text:p>Coiffeur</text:p>
          </table:table-cell>
          <table:table-cell table:number-columns-repeated="3"/>
          <table:table-cell table:formula="of:=[.B10]" office:value-type="float" office:value="0" calcext:value-type="float">
            <text:p>0.00</text:p>
          </table:table-cell>
          <table:table-cell table:formula="of:=[.C10]" office:value-type="float" office:value="0" calcext:value-type="float">
            <text:p>0.00</text:p>
          </table:table-cell>
          <table:table-cell/>
          <table:table-cell table:formula="of:=[.E10]" office:value-type="float" office:value="0" calcext:value-type="float">
            <text:p>0.00</text:p>
          </table:table-cell>
          <table:table-cell table:formula="of:=[.F1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Elektronik</text:p>
          </table:table-cell>
          <table:table-cell table:number-columns-repeated="3"/>
          <table:table-cell table:formula="of:=[.B11]" office:value-type="float" office:value="0" calcext:value-type="float">
            <text:p>0.00</text:p>
          </table:table-cell>
          <table:table-cell table:formula="of:=[.C11]" office:value-type="float" office:value="0" calcext:value-type="float">
            <text:p>0.00</text:p>
          </table:table-cell>
          <table:table-cell table:number-columns-repeated="2"/>
          <table:table-cell table:formula="of:=[.F11]" office:value-type="float" office:value="0" calcext:value-type="float">
            <text:p>0.0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style-name="ce128" office:value-type="float" office:value="169.6" calcext:value-type="float">
            <text:p>169.6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table:style-name="ce143"/>
          <table:table-cell table:number-columns-repeated="6"/>
        </table:table-row>
        <table:table-row table:style-name="ro2">
          <table:table-cell table:style-name="ce4" office:value-type="string" calcext:value-type="string">
            <text:p>Essen</text:p>
          </table:table-cell>
          <table:table-cell table:style-name="ce13" office:value-type="float" office:value="300" calcext:value-type="float">
            <text:p>300.00</text:p>
          </table:table-cell>
          <table:table-cell table:number-columns-repeated="2"/>
          <table:table-cell table:formula="of:=[.B12]" office:value-type="float" office:value="300" calcext:value-type="float">
            <text:p>300.00</text:p>
          </table:table-cell>
          <table:table-cell table:number-columns-repeated="2"/>
          <table:table-cell table:formula="of:=[.E12]" office:value-type="float" office:value="300" calcext:value-type="float">
            <text:p>30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Franchise / Rechnungen</text:p>
          </table:table-cell>
          <table:table-cell office:value-type="float" office:value="30" calcext:value-type="float">
            <text:p>30.00</text:p>
          </table:table-cell>
          <table:table-cell table:number-columns-repeated="7"/>
          <table:table-cell table:number-columns-repeated="2" office:value-type="float" office:value="300" calcext:value-type="float">
            <text:p>300</text:p>
          </table:table-cell>
          <table:table-cell table:number-columns-repeated="2"/>
          <table:table-cell table:number-columns-repeated="2" office:value-type="float" office:value="44.8" calcext:value-type="float">
            <text:p>44.8</text:p>
          </table:table-cell>
          <table:table-cell office:value-type="float" office:value="71" calcext:value-type="float">
            <text:p>7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aushalt Artikel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table:formula="of:=[.C14]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F1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Hausrat Versicherung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string" calcext:value-type="string">
            <text:p>6,12</text:p>
          </table:table-cell>
          <table:table-cell/>
          <table:table-cell table:formula="of:=[.C15]" office:value-type="float" office:value="0" calcext:value-type="float">
            <text:p>0.00</text:p>
          </table:table-cell>
          <table:table-cell/>
          <table:table-cell table:formula="of:=[.E15]" office:value-type="float" office:value="0" calcext:value-type="float">
            <text:p>0.00</text:p>
          </table:table-cell>
          <table:table-cell table:formula="of:=[.F15]" office:value-type="float" office:value="0" calcext:value-type="float">
            <text:p>0.00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2">
          <table:table-cell office:value-type="string" calcext:value-type="string">
            <text:p>Hostpoint &amp; Kimsufi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string" calcext:value-type="string">
            <text:p>4,10</text:p>
          </table:table-cell>
          <table:table-cell table:number-columns-repeated="8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ider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3"/>
          <table:table-cell table:formula="of:=[.C17]" office:value-type="float" office:value="0" calcext:value-type="float">
            <text:p>0.00</text:p>
          </table:table-cell>
          <table:table-cell/>
          <table:table-cell table:formula="of:=[.E17]" office:value-type="float" office:value="0" calcext:value-type="float">
            <text:p>0.00</text:p>
          </table:table-cell>
          <table:table-cell table:formula="of:=[.F17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örperpflege</text:p>
          </table:table-cell>
          <table:table-cell table:style-name="ce13" office:value-type="float" office:value="25" calcext:value-type="float">
            <text:p>25.00</text:p>
          </table:table-cell>
          <table:table-cell table:number-columns-repeated="3"/>
          <table:table-cell table:formula="of:=[.C18]" office:value-type="float" office:value="0" calcext:value-type="float">
            <text:p>0.00</text:p>
          </table:table-cell>
          <table:table-cell/>
          <table:table-cell table:formula="of:=[.E18]" office:value-type="float" office:value="0" calcext:value-type="float">
            <text:p>0.00</text:p>
          </table:table-cell>
          <table:table-cell table:formula="of:=[.F18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Krankenkasse</text:p>
          </table:table-cell>
          <table:table-cell table:style-name="ce66" office:value-type="float" office:value="425.6" calcext:value-type="float">
            <text:p>425.60</text:p>
          </table:table-cell>
          <table:table-cell table:number-columns-repeated="2"/>
          <table:table-cell table:formula="of:=[.B19]" office:value-type="float" office:value="425.6" calcext:value-type="float">
            <text:p>425.60</text:p>
          </table:table-cell>
          <table:table-cell table:formula="of:=[.C19]" office:value-type="float" office:value="0" calcext:value-type="float">
            <text:p>0.00</text:p>
          </table:table-cell>
          <table:table-cell/>
          <table:table-cell table:formula="of:=[.E19]" office:value-type="float" office:value="425.6" calcext:value-type="float">
            <text:p>425.60</text:p>
          </table:table-cell>
          <table:table-cell table:formula="of:=[.F19]" office:value-type="float" office:value="0" calcext:value-type="float">
            <text:p>0.00</text:p>
          </table:table-cell>
          <table:table-cell table:number-columns-repeated="24" office:value-type="float" office:value="425.6" calcext:value-type="float">
            <text:p>425.6</text:p>
          </table:table-cell>
        </table:table-row>
        <table:table-row table:style-name="ro2">
          <table:table-cell office:value-type="string" calcext:value-type="string">
            <text:p>Lohn / IV</text:p>
          </table:table-cell>
          <table:table-cell/>
          <table:table-cell table:formula="of:=1874+1295" office:value-type="float" office:value="3169" calcext:value-type="float">
            <text:p>3169.00</text:p>
          </table:table-cell>
          <table:table-cell/>
          <table:table-cell table:formula="of:=[.B20]" office:value-type="float" office:value="0" calcext:value-type="float">
            <text:p>0.00</text:p>
          </table:table-cell>
          <table:table-cell table:formula="of:=[.C20]" office:value-type="float" office:value="3169" calcext:value-type="float">
            <text:p>3169.00</text:p>
          </table:table-cell>
          <table:table-cell/>
          <table:table-cell table:formula="of:=[.E20]" office:value-type="float" office:value="0" calcext:value-type="float">
            <text:p>0.00</text:p>
          </table:table-cell>
          <table:table-cell table:formula="of:=[.F20]" office:value-type="float" office:value="3169" calcext:value-type="float">
            <text:p>3169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Maja, Lina, Uschi, Domi, Kathi…</text:p>
          </table:table-cell>
          <table:table-cell table:style-name="ce13" office:value-type="float" office:value="50" calcext:value-type="float">
            <text:p>50.00</text:p>
          </table:table-cell>
          <table:table-cell table:number-columns-repeated="2"/>
          <table:table-cell table:formula="of:=[.B21]" office:value-type="float" office:value="50" calcext:value-type="float">
            <text:p>50.00</text:p>
          </table:table-cell>
          <table:table-cell table:formula="of:=[.C21]" office:value-type="float" office:value="0" calcext:value-type="float">
            <text:p>0.00</text:p>
          </table:table-cell>
          <table:table-cell/>
          <table:table-cell table:formula="of:=[.E21]" office:value-type="float" office:value="50" calcext:value-type="float">
            <text:p>50.00</text:p>
          </table:table-cell>
          <table:table-cell table:formula="of:=[.F21]" office:value-type="float" office:value="0" calcext:value-type="float">
            <text:p>0.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Miete (Rombachtäli wär billiger)</text:p>
          </table:table-cell>
          <table:table-cell office:value-type="float" office:value="1050" calcext:value-type="float">
            <text:p>1050.00</text:p>
          </table:table-cell>
          <table:table-cell table:number-columns-repeated="2"/>
          <table:table-cell office:value-type="float" office:value="1050" calcext:value-type="float">
            <text:p>1050.00</text:p>
          </table:table-cell>
          <table:table-cell table:formula="of:=[.C22]" office:value-type="float" office:value="0" calcext:value-type="float">
            <text:p>0.00</text:p>
          </table:table-cell>
          <table:table-cell/>
          <table:table-cell table:formula="of:=[.E22]" office:value-type="float" office:value="1050" calcext:value-type="float">
            <text:p>1050.00</text:p>
          </table:table-cell>
          <table:table-cell table:formula="of:=[.F22]" office:value-type="float" office:value="0" calcext:value-type="float">
            <text:p>0.00</text:p>
          </table:table-cell>
          <table:table-cell table:number-columns-repeated="5" office:value-type="float" office:value="1050" calcext:value-type="float">
            <text:p>1050</text:p>
          </table:table-cell>
          <table:table-cell table:style-name="ce105" office:value-type="float" office:value="1050" calcext:value-type="float">
            <text:p>1050</text:p>
          </table:table-cell>
          <table:table-cell table:number-columns-repeated="3" office:value-type="float" office:value="1050" calcext:value-type="float">
            <text:p>1050</text:p>
          </table:table-cell>
          <table:table-cell office:value-type="float" office:value="1550" calcext:value-type="float">
            <text:p>1550</text:p>
          </table:table-cell>
          <table:table-cell table:number-columns-repeated="14" office:value-type="float" office:value="1050" calcext:value-type="float">
            <text:p>1050</text:p>
          </table:table-cell>
        </table:table-row>
        <table:table-row table:style-name="ro2">
          <table:table-cell office:value-type="string" calcext:value-type="string">
            <text:p>Netflix / Kreditkarte</text:p>
          </table:table-cell>
          <table:table-cell table:number-columns-repeated="3"/>
          <table:table-cell table:formula="of:=[.B23]" office:value-type="float" office:value="0" calcext:value-type="float">
            <text:p>0.00</text:p>
          </table:table-cell>
          <table:table-cell table:formula="of:=[.C23]" office:value-type="float" office:value="0" calcext:value-type="float">
            <text:p>0.00</text:p>
          </table:table-cell>
          <table:table-cell/>
          <table:table-cell table:formula="of:=[.E23]" office:value-type="float" office:value="0" calcext:value-type="float">
            <text:p>0.00</text:p>
          </table:table-cell>
          <table:table-cell table:formula="of:=[.F23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table:style-name="ce4" office:value-type="string" calcext:value-type="string">
            <text:p>Papeterie</text:p>
          </table:table-cell>
          <table:table-cell table:style-name="ce13"/>
          <table:table-cell table:number-columns-repeated="2"/>
          <table:table-cell table:formula="of:=[.B24]" office:value-type="float" office:value="0" calcext:value-type="float">
            <text:p>0.00</text:p>
          </table:table-cell>
          <table:table-cell table:formula="of:=[.C24]" office:value-type="float" office:value="0" calcext:value-type="float">
            <text:p>0.00</text:p>
          </table:table-cell>
          <table:table-cell/>
          <table:table-cell table:formula="of:=[.E24]" office:value-type="float" office:value="0" calcext:value-type="float">
            <text:p>0.00</text:p>
          </table:table-cell>
          <table:table-cell table:formula="of:=[.F24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Salt</text:p>
          </table:table-cell>
          <table:table-cell office:value-type="float" office:value="31" calcext:value-type="float">
            <text:p>31.00</text:p>
          </table:table-cell>
          <table:table-cell table:number-columns-repeated="2"/>
          <table:table-cell table:formula="of:=[.B25]" office:value-type="float" office:value="31" calcext:value-type="float">
            <text:p>31.00</text:p>
          </table:table-cell>
          <table:table-cell table:number-columns-repeated="2"/>
          <table:table-cell table:formula="of:=[.E25]" office:value-type="float" office:value="31" calcext:value-type="float">
            <text:p>31.00</text:p>
          </table:table-cell>
          <table:table-cell/>
          <table:table-cell table:number-columns-repeated="5"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18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euern akonto</text:p>
          </table:table-cell>
          <table:table-cell office:value-type="float" office:value="250" calcext:value-type="float">
            <text:p>250.00</text:p>
          </table:table-cell>
          <table:table-cell table:number-columns-repeated="3"/>
          <table:table-cell table:formula="of:=[.C26]" office:value-type="float" office:value="0" calcext:value-type="float">
            <text:p>0.00</text:p>
          </table:table-cell>
          <table:table-cell/>
          <table:table-cell table:formula="of:=[.E26]" office:value-type="float" office:value="0" calcext:value-type="float">
            <text:p>0.00</text:p>
          </table:table-cell>
          <table:table-cell table:formula="of:=[.F26]" office:value-type="float" office:value="0" calcext:value-type="float">
            <text:p>0.00</text:p>
          </table:table-cell>
          <table:table-cell table:style-name="ce103"/>
          <table:table-cell table:number-columns-repeated="2"/>
          <table:table-cell table:number-columns-repeated="3" office:value-type="float" office:value="475.95" calcext:value-type="float">
            <text:p>475.95</text:p>
          </table:table-cell>
          <table:table-cell table:style-name="ce105" office:value-type="float" office:value="475.95" calcext:value-type="float">
            <text:p>475.95</text:p>
          </table:table-cell>
          <table:table-cell table:number-columns-repeated="2" office:value-type="float" office:value="475.95" calcext:value-type="float">
            <text:p>475.95</text:p>
          </table:table-cell>
          <table:table-cell table:number-columns-repeated="3"/>
          <table:table-cell table:style-name="ce140" office:value-type="float" office:value="475.95" calcext:value-type="float">
            <text:p>475.95</text:p>
          </table:table-cell>
          <table:table-cell table:number-columns-repeated="5" office:value-type="float" office:value="475.95" calcext:value-type="float">
            <text:p>475.95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rekte Bundessteuer</text:p>
          </table:table-cell>
          <table:table-cell table:number-columns-repeated="14"/>
          <table:table-cell table:style-name="ce105" office:value-type="float" office:value="174.75" calcext:value-type="float">
            <text:p>174.75</text:p>
          </table:table-cell>
          <table:table-cell table:number-columns-repeated="5"/>
          <table:table-cell table:style-name="ce140"/>
          <table:table-cell table:number-columns-repeated="11"/>
        </table:table-row>
        <table:table-row table:style-name="ro2">
          <table:table-cell office:value-type="string" calcext:value-type="string">
            <text:p>Strom</text:p>
          </table:table-cell>
          <table:table-cell office:value-type="float" office:value="35" calcext:value-type="float">
            <text:p>35.00</text:p>
          </table:table-cell>
          <table:table-cell/>
          <table:table-cell office:value-type="string" calcext:value-type="string">
            <text:p>5,8,11,2</text:p>
          </table:table-cell>
          <table:table-cell/>
          <table:table-cell table:formula="of:=[.C28]" office:value-type="float" office:value="0" calcext:value-type="float">
            <text:p>0.00</text:p>
          </table:table-cell>
          <table:table-cell/>
          <table:table-cell table:formula="of:=[.E28]" office:value-type="float" office:value="0" calcext:value-type="float">
            <text:p>0.00</text:p>
          </table:table-cell>
          <table:table-cell table:formula="of:=[.F28]" office:value-type="float" office:value="0" calcext:value-type="float">
            <text:p>0.00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SVA Eigenbeitrag akonto</text:p>
          </table:table-cell>
          <table:table-cell table:formula="of:=131.9/3" office:value-type="float" office:value="43.9666666666667" calcext:value-type="float">
            <text:p>43.97</text:p>
          </table:table-cell>
          <table:table-cell/>
          <table:table-cell office:value-type="string" calcext:value-type="string">
            <text:p>1,4,7,10</text:p>
          </table:table-cell>
          <table:table-cell table:formula="of:=[.B29]" office:value-type="float" office:value="43.9666666666667" calcext:value-type="float">
            <text:p>43.97</text:p>
          </table:table-cell>
          <table:table-cell table:formula="of:=[.C29]" office:value-type="float" office:value="0" calcext:value-type="float">
            <text:p>0.00</text:p>
          </table:table-cell>
          <table:table-cell/>
          <table:table-cell table:formula="of:=[.E29]" office:value-type="float" office:value="43.9666666666667" calcext:value-type="float">
            <text:p>43.97</text:p>
          </table:table-cell>
          <table:table-cell table:formula="of:=[.F29]" office:value-type="float" office:value="0" calcext:value-type="float">
            <text:p>0.00</text:p>
          </table:table-cell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28" office:value-type="float" office:value="131.9" calcext:value-type="float">
            <text:p>131.9</text:p>
          </table:table-cell>
          <table:table-cell table:number-columns-repeated="2"/>
          <table:table-cell table:style-name="ce138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43" office:value-type="float" office:value="131.9" calcext:value-type="float">
            <text:p>131.9</text:p>
          </table:table-cell>
          <table:table-cell table:number-columns-repeated="2"/>
          <table:table-cell table:style-name="ce123" office:value-type="float" office:value="131.9" calcext:value-type="float">
            <text:p>131.9</text:p>
          </table:table-cell>
          <table:table-cell table:number-columns-repeated="2"/>
        </table:table-row>
        <table:table-row table:style-name="ro2">
          <table:table-cell table:style-name="ce68" office:value-type="string" calcext:value-type="string">
            <text:p>Tabak</text:p>
          </table:table-cell>
          <table:table-cell table:style-name="ce79" table:formula="of:=4*30" office:value-type="float" office:value="120" calcext:value-type="float">
            <text:p>120.00</text:p>
          </table:table-cell>
          <table:table-cell table:number-columns-repeated="3"/>
          <table:table-cell table:formula="of:=[.C30]" office:value-type="float" office:value="0" calcext:value-type="float">
            <text:p>0.00</text:p>
          </table:table-cell>
          <table:table-cell/>
          <table:table-cell table:formula="of:=[.E30]" office:value-type="float" office:value="0" calcext:value-type="float">
            <text:p>0.00</text:p>
          </table:table-cell>
          <table:table-cell table:formula="of:=[.F30]" office:value-type="float" office:value="0" calcext:value-type="float">
            <text:p>0.00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Velo</text:p>
          </table:table-cell>
          <table:table-cell office:value-type="float" office:value="25" calcext:value-type="float">
            <text:p>25.00</text:p>
          </table:table-cell>
          <table:table-cell table:number-columns-repeated="5"/>
          <table:table-cell table:formula="of:=[.E31]" office:value-type="float" office:value="0" calcext:value-type="float">
            <text:p>0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Velokäfig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string" calcext:value-type="string">
            <text:p>8,2</text:p>
          </table:table-cell>
          <table:table-cell table:number-columns-repeated="3"/>
          <table:table-cell table:formula="of:=[.E32]" office:value-type="float" office:value="0" calcext:value-type="float">
            <text:p>0.0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ugbillete / GA</text:p>
          </table:table-cell>
          <table:table-cell table:number-columns-repeated="3"/>
          <table:table-cell table:formula="of:=[.B33]" office:value-type="float" office:value="0" calcext:value-type="float">
            <text:p>0.00</text:p>
          </table:table-cell>
          <table:table-cell table:formula="of:=[.C33]" office:value-type="float" office:value="0" calcext:value-type="float">
            <text:p>0.00</text:p>
          </table:table-cell>
          <table:table-cell/>
          <table:table-cell office:value-type="float" office:value="300" calcext:value-type="float">
            <text:p>300.00</text:p>
          </table:table-cell>
          <table:table-cell table:formula="of:=[.F33]" office:value-type="float" office:value="0" calcext:value-type="float">
            <text:p>0.00</text:p>
          </table:table-cell>
          <table:table-cell table:number-columns-repeated="2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Zahnarzt</text:p>
          </table:table-cell>
          <table:table-cell table:number-columns-repeated="3"/>
          <table:table-cell table:formula="of:=[.B34]" office:value-type="float" office:value="0" calcext:value-type="float">
            <text:p>0.00</text:p>
          </table:table-cell>
          <table:table-cell table:number-columns-repeated="11"/>
          <table:table-cell office:value-type="float" office:value="192.65" calcext:value-type="float">
            <text:p>192.6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rsten tage</text:p>
          </table:table-cell>
          <table:table-cell table:number-columns-repeated="3"/>
          <table:table-cell table:formula="of:=[.B35]" office:value-type="float" office:value="0" calcext:value-type="float">
            <text:p>0.00</text:p>
          </table:table-cell>
          <table:table-cell table:number-columns-repeated="9"/>
          <table:table-cell table:number-columns-repeated="16" office:value-type="float" office:value="100" calcext:value-type="float">
            <text:p>100</text:p>
          </table:table-cell>
          <table:table-cell table:number-columns-repeated="3" table:style-name="ce144" office:value-type="float" office:value="100" calcext:value-type="float">
            <text:p>100</text:p>
          </table:table-cell>
        </table:table-row>
        <table:table-row table:style-name="ro2">
          <table:table-cell table:number-columns-repeated="3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5" table:formula="of:=SUM([.B4:.B36])" office:value-type="float" office:value="2761.29583333333" calcext:value-type="float">
            <text:p>2761.30</text:p>
          </table:table-cell>
          <table:table-cell table:style-name="ce15" table:formula="of:=SUM([.C4:.C36])" office:value-type="float" office:value="3169" calcext:value-type="float">
            <text:p>3169.00</text:p>
          </table:table-cell>
          <table:table-cell table:style-name="ce26"/>
          <table:table-cell table:style-name="ce33"/>
          <table:table-cell table:style-name="ce33" table:formula="of:=SUM([.F4:.F36])-SUM([.E4:.E36])" office:value-type="float" office:value="1129.08333333333" calcext:value-type="float">
            <text:p>1129.08</text:p>
          </table:table-cell>
          <table:table-cell table:style-name="ce26"/>
          <table:table-cell table:style-name="ce43"/>
          <table:table-cell table:style-name="ce50" table:formula="of:=SUM([.I4:.I36])-SUM([.H4:.H36])" office:value-type="float" office:value="834.083333333333" calcext:value-type="float">
            <text:p>834.08</text:p>
          </table:table-cell>
          <table:table-cell table:formula="of:=SUM([.J2:.J36])" office:value-type="float" office:value="2436.85" calcext:value-type="float">
            <text:p>2436.85</text:p>
          </table:table-cell>
          <table:table-cell table:formula="of:=SUM([.K2:.K36])" office:value-type="float" office:value="2150.95" calcext:value-type="float">
            <text:p>2150.95</text:p>
          </table:table-cell>
          <table:table-cell table:formula="of:=SUM([.L2:.L36])" office:value-type="float" office:value="1719.95" calcext:value-type="float">
            <text:p>1719.95</text:p>
          </table:table-cell>
          <table:table-cell table:formula="of:=SUM([.M2:.M36])" office:value-type="float" office:value="2467.4" calcext:value-type="float">
            <text:p>2467.4</text:p>
          </table:table-cell>
          <table:table-cell table:formula="of:=SUM([.N2:.N36])" office:value-type="float" office:value="2901.7" calcext:value-type="float">
            <text:p>2901.7</text:p>
          </table:table-cell>
          <table:table-cell table:formula="of:=SUM([.O2:.O36])" office:value-type="float" office:value="2697.2" calcext:value-type="float">
            <text:p>2697.2</text:p>
          </table:table-cell>
          <table:table-cell table:formula="of:=SUM([.P2:.P36])" office:value-type="float" office:value="2769.55" calcext:value-type="float">
            <text:p>2769.55</text:p>
          </table:table-cell>
          <table:table-cell table:formula="of:=SUM([.Q2:.Q36])" office:value-type="float" office:value="2769.55" calcext:value-type="float">
            <text:p>2769.55</text:p>
          </table:table-cell>
          <table:table-cell table:formula="of:=SUM([.R2:.R36])" office:value-type="float" office:value="2395.9" calcext:value-type="float">
            <text:p>2395.9</text:p>
          </table:table-cell>
          <table:table-cell table:formula="of:=SUM([.S2:.S36])" office:value-type="float" office:value="2591.45" calcext:value-type="float">
            <text:p>2591.45</text:p>
          </table:table-cell>
          <table:table-cell table:formula="of:=SUM([.T2:.T36])" office:value-type="float" office:value="2312.5" calcext:value-type="float">
            <text:p>2312.5</text:p>
          </table:table-cell>
          <table:table-cell table:formula="of:=SUM([.U2:.U36])" office:value-type="float" office:value="2320.85" calcext:value-type="float">
            <text:p>2320.85</text:p>
          </table:table-cell>
          <table:table-cell table:formula="of:=SUM([.V2:.V36])" office:value-type="float" office:value="2712.8" calcext:value-type="float">
            <text:p>2712.8</text:p>
          </table:table-cell>
          <table:table-cell table:formula="of:=SUM([.W2:.W36])" office:value-type="float" office:value="2426.9" calcext:value-type="float">
            <text:p>2426.9</text:p>
          </table:table-cell>
          <table:table-cell table:formula="of:=SUM([.X2:.X36])" office:value-type="float" office:value="2295.9" calcext:value-type="float">
            <text:p>2295.9</text:p>
          </table:table-cell>
          <table:table-cell table:formula="of:=SUM([.Y2:.Y36])" office:value-type="float" office:value="2567.4" calcext:value-type="float">
            <text:p>2567.4</text:p>
          </table:table-cell>
          <table:table-cell table:formula="of:=SUM([.Z2:.Z36])" office:value-type="float" office:value="2526.9" calcext:value-type="float">
            <text:p>2526.9</text:p>
          </table:table-cell>
          <table:table-cell table:formula="of:=SUM([.AA2:.AA36])" office:value-type="float" office:value="2396.8" calcext:value-type="float">
            <text:p>2396.8</text:p>
          </table:table-cell>
          <table:table-cell table:formula="of:=SUM([.AB2:.AB36])" office:value-type="float" office:value="2101.85" calcext:value-type="float">
            <text:p>2101.85</text:p>
          </table:table-cell>
          <table:table-cell table:formula="of:=SUM([.AC2:.AC36])" office:value-type="float" office:value="2150.95" calcext:value-type="float">
            <text:p>2150.95</text:p>
          </table:table-cell>
          <table:table-cell table:formula="of:=SUM([.AD2:.AD36])" office:value-type="float" office:value="1919.95" calcext:value-type="float">
            <text:p>1919.95</text:p>
          </table:table-cell>
          <table:table-cell table:formula="of:=SUM([.AE2:.AE36])" office:value-type="float" office:value="2091.45" calcext:value-type="float">
            <text:p>2091.45</text:p>
          </table:table-cell>
          <table:table-cell table:formula="of:=SUM([.AF2:.AF36])" office:value-type="float" office:value="2312.5" calcext:value-type="float">
            <text:p>2312.5</text:p>
          </table:table-cell>
          <table:table-cell table:formula="of:=SUM([.AG2:.AG36])" office:value-type="float" office:value="2320.85" calcext:value-type="float">
            <text:p>2320.85</text:p>
          </table:table-cell>
        </table:table-row>
        <table:table-row table:style-name="ro2">
          <table:table-cell table:style-name="ce7"/>
          <table:table-cell table:style-name="ce16" table:number-columns-repeated="2"/>
          <table:table-cell table:style-name="ce27"/>
          <table:table-cell table:style-name="ce34" table:number-columns-repeated="2"/>
          <table:table-cell table:style-name="ce27"/>
          <table:table-cell table:style-name="ce44"/>
          <table:table-cell table:style-name="ce51"/>
          <table:table-cell table:number-columns-repeated="2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17" table:formula="of:=[.C37]-[.B37]" office:value-type="float" office:value="407.704166666666" calcext:value-type="float" table:number-columns-spanned="2" table:number-rows-spanned="1">
            <text:p>407.70</text:p>
          </table:table-cell>
          <table:covered-table-cell table:style-name="ce20"/>
          <table:table-cell table:style-name="ce28"/>
          <table:table-cell table:style-name="ce35" table:formula="of:=[.F37]/30" office:value-type="float" office:value="37.6361111111111" calcext:value-type="float" table:number-columns-spanned="2" table:number-rows-spanned="1">
            <text:p>37.64</text:p>
          </table:table-cell>
          <table:covered-table-cell table:style-name="ce37"/>
          <table:table-cell table:style-name="ce28"/>
          <table:table-cell table:style-name="ce45" table:formula="of:=[.I37]/30" office:value-type="float" office:value="27.8027777777778" calcext:value-type="float" table:number-columns-spanned="2" table:number-rows-spanned="1">
            <text:p>27.80</text:p>
          </table:table-cell>
          <table:covered-table-cell table:style-name="ce52"/>
          <table:table-cell table:style-name="ce112" table:formula="of:=[.I20]-[.J37]" office:value-type="float" office:value="732.15" calcext:value-type="float">
            <text:p>732.15</text:p>
          </table:table-cell>
          <table:table-cell table:style-name="ce112" table:formula="of:=[.I20]-[.K37]" office:value-type="float" office:value="1018.05" calcext:value-type="float">
            <text:p>1018.05</text:p>
          </table:table-cell>
          <table:table-cell table:style-name="ce112" table:formula="of:=[.I20]-[.L37]" office:value-type="float" office:value="1449.05" calcext:value-type="float">
            <text:p>1449.05</text:p>
          </table:table-cell>
          <table:table-cell table:style-name="ce112" table:formula="of:=[.L20]-[.M37]" office:value-type="float" office:value="-2467.4" calcext:value-type="float">
            <text:p>-2467.4</text:p>
          </table:table-cell>
          <table:table-cell table:style-name="ce112" table:formula="of:=[.I20]-[.N37]" office:value-type="float" office:value="267.3" calcext:value-type="float">
            <text:p>267.3</text:p>
          </table:table-cell>
          <table:table-cell table:style-name="ce112" table:formula="of:=[.I20]-[.O37]" office:value-type="float" office:value="471.8" calcext:value-type="float">
            <text:p>471.8</text:p>
          </table:table-cell>
          <table:table-cell table:style-name="ce112" table:formula="of:=[.I20]-[.P37]" office:value-type="float" office:value="399.45" calcext:value-type="float">
            <text:p>399.45</text:p>
          </table:table-cell>
          <table:table-cell table:style-name="ce116" table:formula="of:=[.I20]-[.Q37]" office:value-type="float" office:value="399.45" calcext:value-type="float">
            <text:p>399.45</text:p>
          </table:table-cell>
          <table:table-cell table:style-name="ce112" table:formula="of:=[.I20]-[.R37]" office:value-type="float" office:value="773.1" calcext:value-type="float">
            <text:p>773.1</text:p>
          </table:table-cell>
          <table:table-cell table:style-name="ce112" table:formula="of:=[.I20]-[.S37]" office:value-type="float" office:value="577.55" calcext:value-type="float">
            <text:p>577.55</text:p>
          </table:table-cell>
          <table:table-cell table:style-name="ce112" table:formula="of:=[.I20]-[.T37]" office:value-type="float" office:value="856.5" calcext:value-type="float">
            <text:p>856.5</text:p>
          </table:table-cell>
          <table:table-cell table:style-name="ce112" table:formula="of:=[.I20]-[.U37]" office:value-type="float" office:value="848.15" calcext:value-type="float">
            <text:p>848.15</text:p>
          </table:table-cell>
          <table:table-cell table:style-name="ce124" table:formula="of:=[.I20]-[.V37]" office:value-type="float" office:value="456.2" calcext:value-type="float">
            <text:p>456.2</text:p>
          </table:table-cell>
          <table:table-cell table:style-name="ce124" table:formula="of:=[.I20]-[.W37]" office:value-type="float" office:value="742.1" calcext:value-type="float">
            <text:p>742.1</text:p>
          </table:table-cell>
          <table:table-cell table:style-name="ce124" table:formula="of:=[.I20]-[.X37]" office:value-type="float" office:value="873.1" calcext:value-type="float">
            <text:p>873.1</text:p>
          </table:table-cell>
          <table:table-cell table:style-name="ce124" table:formula="of:=[.I20]-[.Y37]" office:value-type="float" office:value="601.6" calcext:value-type="float">
            <text:p>601.6</text:p>
          </table:table-cell>
          <table:table-cell table:style-name="ce124" table:formula="of:=[.I20]-[.Z37]" office:value-type="float" office:value="642.1" calcext:value-type="float">
            <text:p>642.1</text:p>
          </table:table-cell>
          <table:table-cell table:style-name="ce124" table:formula="of:=[.I20]-[.AA37]" office:value-type="float" office:value="772.2" calcext:value-type="float">
            <text:p>772.2</text:p>
          </table:table-cell>
          <table:table-cell table:style-name="ce124" table:formula="of:=[.I20]-[.AB37]" office:value-type="float" office:value="1067.15" calcext:value-type="float">
            <text:p>1067.15</text:p>
          </table:table-cell>
          <table:table-cell table:style-name="ce124" table:formula="of:=[.I20]-[.AC37]" office:value-type="float" office:value="1018.05" calcext:value-type="float">
            <text:p>1018.05</text:p>
          </table:table-cell>
          <table:table-cell table:style-name="ce124" table:formula="of:=[.I20]-[.AD37]" office:value-type="float" office:value="1249.05" calcext:value-type="float">
            <text:p>1249.05</text:p>
          </table:table-cell>
          <table:table-cell table:style-name="ce124" table:formula="of:=[.I20]-[.AE37]" office:value-type="float" office:value="1077.55" calcext:value-type="float">
            <text:p>1077.55</text:p>
          </table:table-cell>
          <table:table-cell table:style-name="ce124" table:formula="of:=[.I20]-[.AF37]" office:value-type="float" office:value="856.5" calcext:value-type="float">
            <text:p>856.5</text:p>
          </table:table-cell>
          <table:table-cell table:style-name="ce124" table:formula="of:=[.I20]-[.AG37]" office:value-type="float" office:value="848.15" calcext:value-type="float">
            <text:p>848.15</text:p>
          </table:table-cell>
        </table:table-row>
        <table:table-row table:style-name="ro2">
          <table:table-cell table:style-name="ce8" office:value-type="string" calcext:value-type="string">
            <text:p>Pro Tag</text:p>
          </table:table-cell>
          <table:table-cell table:style-name="ce18" table:formula="of:=[.B39]/30" office:value-type="float" office:value="13.5901388888889" calcext:value-type="float" table:number-columns-spanned="2" table:number-rows-spanned="1">
            <text:p>13.59</text:p>
          </table:table-cell>
          <table:covered-table-cell table:style-name="ce21"/>
          <table:table-cell table:style-name="ce29"/>
          <table:table-cell table:style-name="ce36" table:formula="of:=[.E39]/30" office:value-type="float" office:value="1.25453703703704" calcext:value-type="float" table:number-columns-spanned="2" table:number-rows-spanned="1">
            <text:p>1.25</text:p>
          </table:table-cell>
          <table:covered-table-cell table:style-name="ce38"/>
          <table:table-cell table:style-name="ce29"/>
          <table:table-cell table:style-name="ce46" table:formula="of:=#REF!/30" office:value-type="string" office:string-value="" calcext:value-type="error" table:number-columns-spanned="2" table:number-rows-spanned="1">
            <text:p>#REF!</text:p>
          </table:table-cell>
          <table:covered-table-cell table:style-name="ce53"/>
          <table:table-cell table:style-name="ce110" table:formula="of:=[.J39]/30" office:value-type="float" office:value="24.405" calcext:value-type="float">
            <text:p>24.405</text:p>
          </table:table-cell>
          <table:table-cell table:style-name="ce110" table:formula="of:=[.K39]/30" office:value-type="float" office:value="33.935" calcext:value-type="float">
            <text:p>33.935</text:p>
          </table:table-cell>
          <table:table-cell table:style-name="ce110" table:formula="of:=[.L39]/30" office:value-type="float" office:value="48.3016666666667" calcext:value-type="float">
            <text:p>48.3016666666667</text:p>
          </table:table-cell>
          <table:table-cell table:style-name="ce110" table:formula="of:=[.M39]/30" office:value-type="float" office:value="-82.2466666666667" calcext:value-type="float">
            <text:p>-82.2466666666667</text:p>
          </table:table-cell>
          <table:table-cell table:style-name="ce110" table:formula="of:=[.N39]/30" office:value-type="float" office:value="8.91000000000001" calcext:value-type="float">
            <text:p>8.91000000000001</text:p>
          </table:table-cell>
          <table:table-cell table:style-name="ce110" table:formula="of:=[.O39]/30" office:value-type="float" office:value="15.7266666666667" calcext:value-type="float">
            <text:p>15.7266666666667</text:p>
          </table:table-cell>
          <table:table-cell table:style-name="ce110" table:formula="of:=[.P39]/30" office:value-type="float" office:value="13.315" calcext:value-type="float">
            <text:p>13.315</text:p>
          </table:table-cell>
          <table:table-cell table:style-name="ce119" table:formula="of:=[.Q39]/30" office:value-type="float" office:value="13.315" calcext:value-type="float">
            <text:p>13.315</text:p>
          </table:table-cell>
          <table:table-cell table:style-name="ce118" table:formula="of:=[.R39]/30" office:value-type="float" office:value="25.77" calcext:value-type="float">
            <text:p>25.77</text:p>
          </table:table-cell>
          <table:table-cell table:style-name="ce118" table:formula="of:=[.S39]/30" office:value-type="float" office:value="19.2516666666667" calcext:value-type="float">
            <text:p>19.2516666666667</text:p>
          </table:table-cell>
          <table:table-cell table:style-name="ce118" table:formula="of:=[.T39]/30" office:value-type="float" office:value="28.55" calcext:value-type="float">
            <text:p>28.55</text:p>
          </table:table-cell>
          <table:table-cell table:style-name="ce118" table:formula="of:=[.U39]/30" office:value-type="float" office:value="28.2716666666667" calcext:value-type="float">
            <text:p>28.2716666666667</text:p>
          </table:table-cell>
          <table:table-cell table:style-name="ce122" table:formula="of:=[.V39]/30" office:value-type="float" office:value="15.2066666666667" calcext:value-type="float">
            <text:p>15.2066666666667</text:p>
          </table:table-cell>
          <table:table-cell table:style-name="ce122" table:formula="of:=[.W39]/30" office:value-type="float" office:value="24.7366666666667" calcext:value-type="float">
            <text:p>24.7366666666667</text:p>
          </table:table-cell>
          <table:table-cell table:style-name="ce122" table:formula="of:=[.X39]/30" office:value-type="float" office:value="29.1033333333333" calcext:value-type="float">
            <text:p>29.1033333333333</text:p>
          </table:table-cell>
          <table:table-cell table:style-name="ce122" table:formula="of:=[.Y39]/30" office:value-type="float" office:value="20.0533333333333" calcext:value-type="float">
            <text:p>20.0533333333333</text:p>
          </table:table-cell>
          <table:table-cell table:style-name="ce122" table:formula="of:=[.Z39]/30" office:value-type="float" office:value="21.4033333333333" calcext:value-type="float">
            <text:p>21.4033333333333</text:p>
          </table:table-cell>
          <table:table-cell table:style-name="ce122" table:formula="of:=[.AA39]/30" office:value-type="float" office:value="25.74" calcext:value-type="float">
            <text:p>25.74</text:p>
          </table:table-cell>
          <table:table-cell table:style-name="ce122" table:formula="of:=[.AB39]/30" office:value-type="float" office:value="35.5716666666667" calcext:value-type="float">
            <text:p>35.5716666666667</text:p>
          </table:table-cell>
          <table:table-cell table:style-name="ce122" table:formula="of:=[.AC39]/30" office:value-type="float" office:value="33.935" calcext:value-type="float">
            <text:p>33.935</text:p>
          </table:table-cell>
          <table:table-cell table:style-name="ce122" table:formula="of:=[.AD39]/30" office:value-type="float" office:value="41.635" calcext:value-type="float">
            <text:p>41.635</text:p>
          </table:table-cell>
          <table:table-cell table:formula="of:=[.AE39]/30" office:value-type="float" office:value="35.9183333333333" calcext:value-type="float">
            <text:p>35.9183333333333</text:p>
          </table:table-cell>
          <table:table-cell table:formula="of:=[.AF39]/30" office:value-type="float" office:value="28.55" calcext:value-type="float">
            <text:p>28.55</text:p>
          </table:table-cell>
          <table:table-cell table:formula="of:=[.AG39]/30" office:value-type="float" office:value="28.2716666666667" calcext:value-type="float">
            <text:p>28.2716666666667</text:p>
          </table:table-cell>
        </table:table-row>
        <table:table-row table:style-name="ro2">
          <table:table-cell table:style-name="ce9"/>
          <table:table-cell table:style-name="ce19" table:number-columns-repeated="8"/>
          <table:table-cell table:style-name="Default" table:number-columns-repeated="24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42" calcext:value-type="float">
            <text:p>3042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415" calcext:value-type="float">
            <text:p>1415</text:p>
          </table:table-cell>
          <table:table-cell table:style-name="Default" office:value-type="float" office:value="1431" calcext:value-type="float">
            <text:p>1431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367" calcext:value-type="float">
            <text:p>1367</text:p>
          </table:table-cell>
          <table:table-cell table:style-name="Default" office:value-type="float" office:value="1393" calcext:value-type="float">
            <text:p>1393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2654" calcext:value-type="float">
            <text:p>2654</text:p>
          </table:table-cell>
          <table:table-cell table:style-name="Default" office:value-type="float" office:value="2684" calcext:value-type="float">
            <text:p>2684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747" calcext:value-type="float">
            <text:p>74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736" calcext:value-type="float">
            <text:p>736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6565" calcext:value-type="float">
            <text:p>6565</text:p>
          </table:table-cell>
          <table:table-cell table:style-name="Default" office:value-type="float" office:value="6635" calcext:value-type="float">
            <text:p>6635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24512" calcext:value-type="float">
            <text:p>24512</text:p>
          </table:table-cell>
          <table:table-cell table:style-name="Default" office:value-type="float" office:value="24534" calcext:value-type="float">
            <text:p>24534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9752" calcext:value-type="float">
            <text:p>19752</text:p>
          </table:table-cell>
          <table:table-cell table:style-name="Default" office:value-type="float" office:value="19778" calcext:value-type="float">
            <text:p>19778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j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5" calcext:value-type="float">
            <text:p>5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2648" calcext:value-type="float">
            <text:p>12648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115087" calcext:value-type="float">
            <text:p>115087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office:value-type="float" office:value="2323" calcext:value-type="float">
            <text:p>232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table:number-columns-repeated="16"/>
        </table:table-row>
        <table:table-row table:style-name="ro3">
          <table:table-cell table:style-name="Default" table:number-columns-repeated="15"/>
          <table:table-cell table:style-name="Default" office:value-type="float" office:value="1196" calcext:value-type="float">
            <text:p>1196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6944" calcext:value-type="float">
            <text:p>6944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37713" calcext:value-type="float">
            <text:p>37713</text:p>
          </table:table-cell>
          <table:table-cell table:style-name="Default" table:number-columns-repeated="17"/>
        </table:table-row>
        <table:table-row table:style-name="ro3">
          <table:table-cell table:style-name="Default" table:number-columns-repeated="15"/>
          <table:table-cell table:style-name="Default" office:value-type="float" office:value="27" calcext:value-type="float">
            <text:p>27</text:p>
          </table:table-cell>
          <table:table-cell table:style-name="Default" table:number-columns-repeated="17"/>
        </table:table-row>
        <table:table-row table:style-name="ro3" table:number-rows-repeated="2">
          <table:table-cell table:style-name="Default" table:number-columns-repeated="33"/>
        </table:table-row>
        <table:table-row table:style-name="ro3">
          <table:table-cell table:style-name="Default" table:number-columns-repeated="15"/>
          <table:table-cell table:style-name="Default" table:formula="of:=SUM([.P44:.P63])" office:value-type="float" office:value="236696" calcext:value-type="float">
            <text:p>236696</text:p>
          </table:table-cell>
          <table:table-cell table:style-name="Default" table:number-columns-repeated="17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164" office:value-type="string" calcext:value-type="string">
            <text:p>Anz</text:p>
          </table:table-cell>
          <table:table-cell table:style-name="ce164" office:value-type="string" calcext:value-type="string">
            <text:p>Posten</text:p>
          </table:table-cell>
          <table:table-cell table:style-name="ce164" office:value-type="string" calcext:value-type="string">
            <text:p>Preis</text:p>
          </table:table-cell>
          <table:table-cell table:style-name="ce164" office:value-type="string" calcext:value-type="string">
            <text:p>Summe</text:p>
          </table:table-cell>
          <table:table-cell/>
          <table:table-cell table:style-name="ce164" office:value-type="string" calcext:value-type="string">
            <text:p>Anz</text:p>
          </table:table-cell>
          <table:table-cell table:style-name="ce164" office:value-type="string" calcext:value-type="string">
            <text:p>Posten</text:p>
          </table:table-cell>
          <table:table-cell table:style-name="ce164" office:value-type="string" calcext:value-type="string">
            <text:p>Preis</text:p>
          </table:table-cell>
          <table:table-cell table:style-name="ce164" office:value-type="string" calcext:value-type="string">
            <text:p>Summe</text:p>
          </table:table-cell>
          <table:table-cell table:number-columns-repeated="2"/>
        </table:table-row>
        <table:table-row table:style-name="ro3">
          <table:table-cell table:style-name="ce16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65" office:value-type="string" calcext:value-type="string" table:number-columns-spanned="4" table:number-rows-spanned="1">
            <text:p>Tabak</text:p>
          </table:table-cell>
          <table:covered-table-cell table:style-name="ce166"/>
          <table:covered-table-cell table:number-columns-repeated="2"/>
          <table:table-cell/>
          <table:table-cell table:style-name="ce167" office:value-type="string" calcext:value-type="string">
            <text:p>Prio 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68" office:value-type="string" calcext:value-type="string">
            <text:p>Prio 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69" office:value-type="string" calcext:value-type="string">
            <text:p>Prio 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66" table:formula="of:=SUM([.F3:.F7])" office:value-type="float" office:value="16" calcext:value-type="float">
            <text:p>16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3:.I6])*[.I9]" office:value-type="float" office:value="132.5" calcext:value-type="float">
            <text:p>132.5</text:p>
          </table:table-cell>
          <table:table-cell/>
          <table:table-cell table:style-name="ce184" office:value-type="string" calcext:value-type="string">
            <text:p>2 Fr. Sho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85" office:value-type="string" calcext:value-type="string">
            <text:p>Ald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6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86" office:value-type="string" calcext:value-type="string">
            <text:p>Otto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87" office:value-type="string" calcext:value-type="string">
            <text:p>Denn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88" office:value-type="string" calcext:value-type="string">
            <text:p>Migros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64" office:value-type="string" calcext:value-type="string">
            <text:p>Coop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166" table:formula="of:=SUM([.A3:.A17])" office:value-type="float" office:value="20" calcext:value-type="float">
            <text:p>20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66" table:formula="of:=SUM([.F11:.F18])" office:value-type="float" office:value="11" calcext:value-type="float">
            <text:p>11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3">
          <table:table-cell table:style-name="ce16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6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166" table:formula="of:=SUM([.A21:.A30])" office:value-type="float" office:value="13" calcext:value-type="float">
            <text:p>13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66" table:formula="of:=SUM([.F22:.F43])" office:value-type="float" office:value="96" calcext:value-type="float">
            <text:p>96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16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5"/>
          <table:table-cell table:style-name="ce166" table:formula="of:=SUM([.F48:.F58])" office:value-type="float" office:value="7" calcext:value-type="float">
            <text:p>7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 table:number-rows-repeated="6">
          <table:table-cell table:number-columns-repeated="11"/>
        </table:table-row>
        <table:table-row table:style-name="ro3">
          <table:table-cell table:style-name="ce16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6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66" table:formula="of:=SUM([.F69:.F72])" office:value-type="float" office:value="3" calcext:value-type="float">
            <text:p>3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6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66" table:formula="of:=SUM([.F77:.F84])" office:value-type="float" office:value="1" calcext:value-type="float">
            <text:p>1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3" table:number-rows-repeated="7">
          <table:table-cell table:number-columns-repeated="11"/>
        </table:table-row>
        <table:table-row table:style-name="ro3">
          <table:table-cell table:style-name="ce166" table:formula="of:=SUM([.A69:.A112])" office:value-type="float" office:value="22" calcext:value-type="float">
            <text:p>22</text:p>
          </table:table-cell>
          <table:table-cell table:style-name="ce166" office:value-type="string" calcext:value-type="string">
            <text:p>Total</text:p>
          </table:table-cell>
          <table:table-cell table:style-name="ce166"/>
          <table:table-cell table:style-name="ce16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90"/>
        <table:table-column table:style-name="co10" table:default-cell-style-name="ce190"/>
        <table:table-column table:style-name="co11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default-cell-style-name="ce190"/>
        <table:table-column table:style-name="co16" table:default-cell-style-name="ce190"/>
        <table:table-column table:style-name="co9" table:default-cell-style-name="ce190"/>
        <table:table-column table:style-name="co4" table:number-columns-repeated="55" table:default-cell-style-name="ce190"/>
        <table:table-row table:style-name="ro3">
          <table:table-cell table:style-name="ce189" office:value-type="string" calcext:value-type="string">
            <text:p>Prio</text:p>
          </table:table-cell>
          <table:table-cell table:style-name="ce189" office:value-type="string" calcext:value-type="string">
            <text:p>Task</text:p>
          </table:table-cell>
          <table:table-cell table:style-name="ce189" office:value-type="string" calcext:value-type="string">
            <text:p>Monatlich</text:p>
          </table:table-cell>
          <table:table-cell table:style-name="ce189" office:value-type="string" calcext:value-type="string">
            <text:p>Done</text:p>
          </table:table-cell>
          <table:table-cell table:style-name="ce189"/>
          <table:table-cell table:style-name="ce189" office:value-type="string" calcext:value-type="string">
            <text:p>Prio</text:p>
          </table:table-cell>
          <table:table-cell table:style-name="ce189" office:value-type="string" calcext:value-type="string">
            <text:p>Task</text:p>
          </table:table-cell>
          <table:table-cell table:style-name="ce189" office:value-type="string" calcext:value-type="string">
            <text:p>Done</text:p>
          </table:table-cell>
          <table:table-cell table:style-name="ce189"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91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3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3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3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3" table:number-rows-repeated="104851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3">
          <table:table-cell office:value-type="string" calcext:value-type="string">
            <text:p>Besuche</text:p>
          </table:table-cell>
        </table:table-row>
        <table:table-row table:style-name="ro3">
          <table:table-cell/>
        </table:table-row>
        <table:table-row table:style-name="ro4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3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3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3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3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3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166" office:value-type="string" calcext:value-type="string">
            <text:p>Auszahlung</text:p>
          </table:table-cell>
          <table:table-cell table:style-name="ce166" table:formula="of:=[.B6]-[.B10]" office:value-type="float" office:value="-1290" calcext:value-type="float">
            <text:p>-1290</text:p>
          </table:table-cell>
          <table:table-cell table:style-name="ce166" table:formula="of:=[.B12]/12" office:value-type="float" office:value="-107.5" calcext:value-type="float">
            <text:p>-107.5</text:p>
          </table:table-cell>
          <table:table-cell table:style-name="ce166"/>
          <table:table-cell table:style-name="ce166" table:formula="of:=[.E6]-[.E10]" office:value-type="float" office:value="14010" calcext:value-type="float">
            <text:p>14010</text:p>
          </table:table-cell>
          <table:table-cell table:style-name="ce16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4:Budged.AMJ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 style:data-style-name="N2" text:time-value="17:54:20.3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 </meta:initial-creator>
    <meta:creation-date>2015-11-11T04:27:26.059962787</meta:creation-date>
    <meta:generator>LibreOffice/7.3.2.2$Windows_X86_64 LibreOffice_project/49f2b1bff42cfccbd8f788c8dc32c1c309559be0</meta:generator>
    <dc:date>2022-07-06T04:02:34.982000000</dc:date>
    <meta:editing-duration>P8DT8H39M34S</meta:editing-duration>
    <meta:editing-cycles>175</meta:editing-cycles>
    <meta:print-date>2022-04-06T01:20:02.443000000</meta:print-date>
    <meta:document-statistic meta:table-count="5" meta:cell-count="1160" meta:object-count="0"/>
  </office:meta>
</office:document-meta>
</file>